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officeooo:paragraph-rsid="001dd86e"/>
    </style:style>
    <style:style style:name="P2" style:family="paragraph" style:parent-style-name="Standard">
      <style:text-properties officeooo:rsid="0024b704" officeooo:paragraph-rsid="00437665"/>
    </style:style>
    <style:style style:name="P3" style:family="paragraph" style:parent-style-name="Standard" style:list-style-name="L4">
      <style:text-properties officeooo:rsid="0024b704" officeooo:paragraph-rsid="00437665"/>
    </style:style>
    <style:style style:name="P4" style:family="paragraph" style:parent-style-name="Text_20_body">
      <style:text-properties officeooo:paragraph-rsid="00437665"/>
    </style:style>
    <style:style style:name="P5" style:family="paragraph" style:parent-style-name="Text_20_body">
      <style:text-properties officeooo:paragraph-rsid="00452640"/>
    </style:style>
    <style:style style:name="P6" style:family="paragraph" style:parent-style-name="Ans_20_Block">
      <style:text-properties officeooo:paragraph-rsid="005b400a"/>
    </style:style>
    <style:style style:name="P7" style:family="paragraph" style:parent-style-name="Ans_20_Block">
      <style:paragraph-properties fo:margin-left="0in" fo:margin-right="0.5in" fo:text-indent="0in" style:auto-text-indent="false"/>
    </style:style>
    <style:style style:name="P8" style:family="paragraph" style:parent-style-name="Ans_20_Block">
      <style:paragraph-properties fo:margin-left="0in" fo:margin-right="0.5in" fo:text-indent="0in" style:auto-text-indent="false"/>
      <style:text-properties officeooo:paragraph-rsid="00503e77"/>
    </style:style>
    <style:style style:name="P9" style:family="paragraph" style:parent-style-name="Ans_20_Block">
      <style:paragraph-properties fo:margin-left="0in" fo:margin-right="0.5in" fo:text-indent="0in" style:auto-text-indent="false"/>
      <style:text-properties officeooo:paragraph-rsid="00554ea8"/>
    </style:style>
    <style:style style:name="P10" style:family="paragraph" style:parent-style-name="Ans_20_Block">
      <style:paragraph-properties fo:margin-left="0in" fo:margin-right="0.5in" fo:text-indent="0in" style:auto-text-indent="false" fo:break-before="page"/>
      <style:text-properties officeooo:paragraph-rsid="00503e77"/>
    </style:style>
    <style:style style:name="T1" style:family="text">
      <style:text-properties officeooo:rsid="001dd86e"/>
    </style:style>
    <style:style style:name="T2" style:family="text">
      <style:text-properties officeooo:rsid="003232f1"/>
    </style:style>
    <style:style style:name="T3" style:family="text">
      <style:text-properties officeooo:rsid="0041d339"/>
    </style:style>
    <style:style style:name="T4" style:family="text">
      <style:text-properties officeooo:rsid="00437665"/>
    </style:style>
    <style:style style:name="T5" style:family="text">
      <style:text-properties officeooo:rsid="004596ee"/>
    </style:style>
    <style:style style:name="T6" style:family="text">
      <style:text-properties officeooo:rsid="0046dae1"/>
    </style:style>
    <style:style style:name="T7" style:family="text">
      <style:text-properties officeooo:rsid="0048330a"/>
    </style:style>
    <style:style style:name="T8" style:family="text">
      <style:text-properties officeooo:rsid="004af594"/>
    </style:style>
    <style:style style:name="T9" style:family="text">
      <style:text-properties officeooo:rsid="004c89bd"/>
    </style:style>
    <style:style style:name="T10" style:family="text">
      <style:text-properties officeooo:rsid="004da9fc"/>
    </style:style>
    <style:style style:name="T11" style:family="text">
      <style:text-properties officeooo:rsid="00503e77"/>
    </style:style>
    <style:style style:name="T12" style:family="text">
      <style:text-properties officeooo:rsid="00511e1b"/>
    </style:style>
    <style:style style:name="T13" style:family="text">
      <style:text-properties officeooo:rsid="00554ea8"/>
    </style:style>
    <style:style style:name="T14" style:family="text">
      <style:text-properties officeooo:rsid="0056baac"/>
    </style:style>
    <style:style style:name="T15" style:family="text">
      <style:text-properties officeooo:rsid="0057a273"/>
    </style:style>
    <style:style style:name="T16" style:family="text">
      <style:text-properties officeooo:rsid="00584aaf"/>
    </style:style>
    <style:style style:name="T17" style:family="text">
      <style:text-properties officeooo:rsid="005b400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Practice Exercises:</text:h>
      <text:p text:style-name="P4"><text:span text:style-name="T4">5.1: In Section 5.4, we mentioned that disabling interrupts frequently can affect the system’s clock. Explain why this can occur and how such effects can be minimized.</text:span></text:p>
      <text:p text:style-name="P5"><text:span text:style-name="T4"></text:span></text:p>
      <text:p text:style-name="Ans_20_Block"><text:span text:style-name="T4">Since the system clock relies on every clock interrupt to increment the time. If you disable the interrupts, especially for a while. Then the system clock could easily lose the correct time and will cause system problems. </text:span><text:span text:style-name="T5">Example is a </text:span><text:span text:style-name="T4">time quantum </text:span><text:span text:style-name="T5">scheduling process which is when a</text:span><text:span text:style-name="T4"> process is expressed as clock ticks. which will </text:span><text:span text:style-name="T5">make </text:span><text:span text:style-name="T4">mess with the </text:span><text:span text:style-name="T5">schedule</text:span><text:span text:style-name="T4"> managing </text:span><text:span text:style-name="T6">from the clock</text:span><text:span text:style-name="T4">.</text:span></text:p>
      <text:p text:style-name="P4"><text:span text:style-name="T4"></text:span></text:p>
      <text:p text:style-name="P4"><text:span text:style-name="T4">5.3: What is the meaning of the term busy waiting? What other kinds of waiting are there in an operating system? Can busy waiting be avoided altogether? Explain your answer.</text:span></text:p>
      <text:p text:style-name="P4"><text:span text:style-name="T4"></text:span></text:p>
      <text:p text:style-name="Ans_20_Block"><text:span text:style-name="T4">Busy waiting is when a process goes through a loop while waiting for a condition to occur, since it keeps checking <text:s/></text:span><text:span text:style-name="T7">which </text:span><text:span text:style-name="T4">it will take up </text:span><text:span text:style-name="T7">CPU</text:span><text:span text:style-name="T4"> usage. Another kind of waiting is when a process waits a </text:span><text:span text:style-name="T7">queue</text:span><text:span text:style-name="T4"> block and wait until it is called and then resume its process.</text:span></text:p>
      <text:p text:style-name="P4"><text:span text:style-name="T4"></text:span></text:p>
      <text:p text:style-name="P4"><text:span text:style-name="T4">5.4: Explain why spinlocks are not appropriate for single-processor systems yet are often used in multiprocessor systems.</text:span></text:p>
      <text:p text:style-name="P4"><text:span text:style-name="T4"></text:span></text:p>
      <text:p text:style-name="Ans_20_Block"><text:span text:style-name="T4">spinlocks are not used in single-processor systems since the only way a process to get out of spinlock is by executing a </text:span><text:span text:style-name="T7">different</text:span><text:span text:style-name="T4"> process to resume it. Since there is only one processor on the system, there will only be one process accessing data at a time.</text:span></text:p>
      <text:h text:style-name="Heading_20_3" text:outline-level="3"><text:span text:style-name="T3">Exercises:</text:span></text:h>
      <text:p text:style-name="P2"><text:span text:style-name="T4">5.7: Race conditions are possible in many computer systems. Consider a banking system that maintains an account balance with two functions: deposit(amount) and withdraw(amount). These two functions are passed the amount that is to be deposited or withdrawn from the bank account balance. Assume that a husband and wife share a bank account. Concurrently, the husband calls the withdraw() function and the wife calls deposit(). Describe how a race condition is possible and what might be done to prevent the race condition from occurring.</text:span></text:p>
      <text:p text:style-name="P2"><text:span text:style-name="T4"></text:span></text:p>
      <text:p text:style-name="Ans_20_Block"><text:span text:style-name="T4">A race condition is possible when the deposit and withdraw are executed closely that when deposit gets called it grabs the balance and calculated the new balance then was inactive right </text:span><text:span text:style-name="T8">before</text:span><text:span text:style-name="T4"> writing the new balance. Then the withdraw does its routing and puts a new balance in then deposit </text:span><text:span text:style-name="T8">overwriting</text:span><text:span text:style-name="T4"> the new balance and now the bank just lost money.</text:span></text:p>
      <text:p text:style-name="Ans_20_Block"><text:span text:style-name="T4"></text:span></text:p>
      <text:p text:style-name="Ans_20_Block"><text:soft-page-break/><text:span text:style-name="T8">example</text:span><text:span text:style-name="T4">:</text:span></text:p>
      <text:p text:style-name="Ans_20_Block"><text:span text:style-name="T4">[deposit grabs balance]</text:span></text:p>
      <text:p text:style-name="Ans_20_Block"><text:span text:style-name="T4">[deposit calculate new balance]</text:span></text:p>
      <text:p text:style-name="Ans_20_Block"><text:span text:style-name="T4">*[withdraw grabs balance]<text:tab/>//</text:span><text:span text:style-name="T8">deposit got interrupted</text:span></text:p>
      <text:p text:style-name="Ans_20_Block"><text:span text:style-name="T4">*[withdraw calculate new balance]</text:span></text:p>
      <text:p text:style-name="Ans_20_Block"><text:span text:style-name="T4">*[withdraw stores new balance]</text:span></text:p>
      <text:p text:style-name="Ans_20_Block"><text:span text:style-name="T4">[deposit stores new balance]</text:span></text:p>
      <text:p text:style-name="P2"><text:span text:style-name="T4"></text:span></text:p>
      <text:p text:style-name="P2"><text:span text:style-name="T4">5.11: Explain why interrupts are not appropriate for implementing synchronization primitives in multiprocessor systems.</text:span></text:p>
      <text:p text:style-name="P2"><text:span text:style-name="T4"></text:span></text:p>
      <text:p text:style-name="Ans_20_Block"><text:span text:style-name="T4">Interrupts are not appropriate because </text:span><text:span text:style-name="T9">since</text:span><text:span text:style-name="T4"> disabling interrupts will prevent other processes from executing on the process which can cause problems.</text:span></text:p>
      <text:p text:style-name="P2"><text:span text:style-name="T4"></text:span></text:p>
      <text:p text:style-name="P2"><text:span text:style-name="T4">5.13: Describe two kernel data structures in which race conditions are possible. Be sure to include a description of how a race condition can occur.</text:span></text:p>
      <text:p text:style-name="P2"><text:span text:style-name="T4"></text:span></text:p>
      <text:list xml:id="list1725178828473156866" text:style-name="L4">
        <text:list-item>
          <text:p text:style-name="P3"><text:span text:style-name="T4">Data structure that maintains a list of all open files in the system. When two processes open the file </text:span><text:span text:style-name="T10">simultaneously</text:span><text:span text:style-name="T4"> the separate updates could result in a race condition.</text:span></text:p>
        </text:list-item>
        <text:list-item>
          <text:p text:style-name="P3"><text:span text:style-name="T4">Structures for </text:span><text:span text:style-name="T10">maintain</text:span><text:span text:style-name="T4"> memory allocation, for maintaining process </text:span><text:span text:style-name="T10">l</text:span><text:span text:style-name="T4">ist and interrupt </text:span><text:span text:style-name="T10">handling</text:span><text:span text:style-name="T4"> also have a possible race condition.</text:span></text:p>
        </text:list-item>
      </text:list>
      <text:p text:style-name="P2"><text:span text:style-name="T4"/></text:p>
      <text:p text:style-name="Ans_20_Block"><text:span text:style-name="T10">Another Example:</text:span></text:p>
      <text:p text:style-name="Ans_20_Block"><text:span text:style-name="T4">Atomic </text:span><text:span text:style-name="T10">integers</text:span><text:span text:style-name="T4"> (atomic_t) will have a possibility of a race condition when there are several variables.</text:span></text:p>
      <text:p text:style-name="P7"><text:span text:style-name="T2"/></text:p>
      <text:p text:style-name="P10"><text:span text:style-name="T11">Read Chapter 5 pages 253-257 and study the program files posted to this assignment (Producer-Consumer Problem). <text:s/>Answer the following (5 questions):</text:span></text:p>
      <text:p text:style-name="P8"><text:span text:style-name="T12">a.)</text:span><text:span text:style-name="T11">What is the role of the mutex lock mutex?</text:span></text:p>
      <text:p text:style-name="Ans_20_Block"><text:span text:style-name="T14">A Mutex is a lockable </text:span><text:span text:style-name="T15">data</text:span><text:span text:style-name="T14"> that processes can lock to work on critical data.</text:span></text:p>
      <text:p text:style-name="P8"><text:span text:style-name="T12">b.)</text:span><text:span text:style-name="T11">What is the role of the counting semaphore empty? <text:s/>(How does it work?)</text:span></text:p>
      <text:p text:style-name="P6"><text:span text:style-name="T16">control access resources for the contents are empty.</text:span></text:p>
      <text:p text:style-name="P6"><text:span text:style-name="T17">Example: sem_wait(&amp;empty) which <text:s/>wait for empty</text:span></text:p>
      <text:p text:style-name="P8"><text:span text:style-name="T12">c.)</text:span><text:span text:style-name="T11">What is the role of the counting semaphore full? (How does it work?)</text:span></text:p>
      <text:p text:style-name="Ans_20_Block"><text:span text:style-name="T16">control access resources for the contents are full</text:span></text:p>
      <text:p text:style-name="P6"><text:span text:style-name="T17">Example: sem_post(&amp;full): which reports a new filled spot</text:span></text:p>
      <text:p text:style-name="P8"><text:span text:style-name="T12">d.)</text:span><text:span text:style-name="T11">Compile this program (Linux system) and execute it with the following values: <text:s/>7 5 1 and capture (print) your output. </text:span></text:p>
      <text:p text:style-name="Ans_20_Block">[dnoyes]: /tmp/CIS370HW6 $ gcc buffer.c -Wall -lpthread -o ./buf.o</text:p>
      <text:p text:style-name="Ans_20_Block">buffer.c: In function 'main':</text:p>
      <text:p text:style-name="Ans_20_Block">buffer.c:196:2: warning: implicit declaration of function 'sleep' [-Wimplicit-function-declaration]</text:p>
      <text:p text:style-name="Ans_20_Block">[dnoyes]: /tmp/CIS370HW6 $ ./buf.o 7 5 1</text:p>
      <text:p text:style-name="Ans_20_Block">Producer produced 43059501 </text:p>
      <text:p text:style-name="Ans_20_Block">Consumer consumed 43059501 </text:p>
      <text:p text:style-name="Ans_20_Block">Producer produced 693266331 </text:p>
      <text:p text:style-name="Ans_20_Block">Consumer consumed 693266331 </text:p>
      <text:p text:style-name="Ans_20_Block">Producer produced 1432005179 </text:p>
      <text:p text:style-name="Ans_20_Block">Producer produced 649468377 </text:p>
      <text:p text:style-name="Ans_20_Block">Consumer consumed 1432005179 </text:p>
      <text:p text:style-name="Ans_20_Block">Producer produced 17828703 </text:p>
      <text:p text:style-name="Ans_20_Block">Producer produced 289882635 </text:p>
      <text:p text:style-name="Ans_20_Block">Producer produced 1124455755 </text:p>
      <text:p text:style-name="Ans_20_Block">Consumer consumed 649468377 </text:p>
      <text:p text:style-name="Ans_20_Block">Consumer consumed 17828703 </text:p>
      <text:p text:style-name="Ans_20_Block">Producer produced 1646345997 </text:p>
      <text:p text:style-name="Ans_20_Block">Producer produced 1255100734 </text:p>
      <text:p text:style-name="Ans_20_Block">Producer produced 975860511 </text:p>
      <text:p text:style-name="Ans_20_Block">Consumer consumed 289882635 </text:p>
      <text:p text:style-name="Ans_20_Block">Producer produced 2049013264</text:p>
      <text:p text:style-name="P8"><text:soft-page-break/><text:span text:style-name="T12">e.)</text:span><text:span text:style-name="T11">Explain the output you received.</text:span></text:p>
      <text:p text:style-name="P9"><text:span text:style-name="T13">The output received is the list of producers producing various random numbers while the consumers grabbed each one as it goes on. After a producer produced a variable onto the buffer then the consumer follows it and grabs what the producer put 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ans" style:family="paragraph" style:parent-style-name="Standard">
      <style:paragraph-properties fo:margin-left="0.5in" fo:margin-right="0.5in" fo:text-align="justify" style:justify-single-word="false" fo:text-indent="0in" style:auto-text-indent="false"/>
    </style:style>
    <style:style style:name="Ans_20_Block" style:display-name="Ans Block" style:family="paragraph" style:parent-style-name="Text_20_body">
      <style:paragraph-properties fo:margin-left="0.5in" fo:margin-right="0.5in" fo:text-align="justify" style:justify-single-word="false" fo:text-indent="0in" style:auto-text-indent="false" style:shadow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1dd86e"/>
    </style:style>
    <style:style style:name="MT1" style:family="text">
      <style:text-properties officeooo:rsid="001dd86e"/>
    </style:style>
    <style:style style:name="MT2" style:family="text">
      <style:text-properties officeooo:rsid="0041d33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Daniel Noyes<text:tab/>Homework #</text:span><text:span text:style-name="MT2">6</text:span><text:span text:style-name="MT1"><text:tab/>Page: </text:span><text:span text:style-name="MT1"><text:page-number text:select-page="current">3</text:page-number></text:span><text:span text:style-name="MT1">/</text:span><text:span text:style-name="MT1"><text:page-count>4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4T01:45:33</meta:creation-date>
    <dc:date>2013-10-28T19:21:46</dc:date>
    <meta:editing-duration>PT1H29M31S</meta:editing-duration>
    <meta:editing-cycles>29</meta:editing-cycles>
    <meta:generator>LibreOffice/4.0.4.2$Linux_X86_64 LibreOffice_project/400m0$Build-2</meta:generator>
    <meta:document-statistic meta:table-count="0" meta:image-count="0" meta:object-count="0" meta:page-count="4" meta:paragraph-count="69" meta:word-count="792" meta:character-count="5156" meta:non-whitespace-character-count="4346"/>
  </office:meta>
</office:document-meta>
</file>